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200%"/>
      <style:text-properties fo:language="en" fo:country="GB"/>
    </style:style>
    <style:style style:name="T1" style:family="text">
      <style:text-properties officeooo:rsid="00077730"/>
    </style:style>
    <style:style style:name="T2" style:family="text">
      <style:text-properties officeooo:rsid="000b3e7f"/>
    </style:style>
    <style:style style:name="T3" style:family="text">
      <style:text-properties officeooo:rsid="000c7c74"/>
    </style:style>
    <style:style style:name="T4" style:family="text">
      <style:text-properties officeooo:rsid="000d2bf2"/>
    </style:style>
    <style:style style:name="T5" style:family="text">
      <style:text-properties officeooo:rsid="000d95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How does one cope with loss? In a world where most people can just move on from a death, how does someone who feels every ounce of pain that has ever accumulated throughout the years, feel when they keep losing people? This world is a mess of pain, sorrow and blood shed. People seem to care more about their reputation and stature, than the well being of anyone who “doesn’t matter” or is “just a servant”. I am tired of it. In my eyes no one person is above the other. In my eyes everyone deserves to have someone who cares about them. in my eyes every individual is relevant to at least one other individual. There is not one soul that is unimportant. There is no such thing as unimportant when it comes to people. That is what I have learned.</text:span></text:p>
      <text:p text:style-name="P1"><text:tab/><text:span text:style-name="T2">Today at about 5:00 PM my good friend Inspector Morris came to my flat. He was a tall man who often wore an overcoat. He had what I often call a standard moustache. He had a slight shape to his left pocket and and the look on his face was that of a person who had just seen a terrible deed done. “my dear fellow, please come in.” I said with a concerned voice as the young man walked in.“ please, sit down my friend, and tell me what has befallen you to cause you to be in such a terrible way.” he said nothing for several seconds. “my dear fellow, I hope it doesn’t burden you for me to ask, but what happened?” I said trying to sound more consoling and polite. He then looked at me and said “i have never seen anything like it in all my life” he started trembling and with great difficulty he managed to say “My daughter... My daughter has been murdered!” immediately I said “Oh no… my dear fellow I am so sorry for your loss.” I realized that he didn’t come here for a social visit. <text:s/>“My friend. Please forgive me but if I am to solve your daughter’s murder I must have some facts. I promise that the person who committed this crime shall be brought to justice.”</text:span></text:p>
      <text:p text:style-name="P1"><text:soft-page-break/><text:tab/><text:span text:style-name="T3">Inspector Morris managed to recompose himself. “i had just solved an easy case for Scotland Yard yesterday morning.” he said as he started to talk like himself again. he continues “a poor young lad committed suicide north west London. It was a clear cut suicide case.” I then asked “what was the method of suicide?” “hanging” he replied. “when I got home I went up to my daughter’s room” he was trembling again. “a… and there she was. Stabbed, right through her heart.” at this point he was positively out of it with tears.</text:span></text:p>
      <text:p text:style-name="P1"><text:tab/>“<text:span text:style-name="T4">my dear friend I am sorry but I must ask. Has your daughter’s body been moved?” he replied “no. it is still there. The same way that it was when that idiot – whoever it was – stabbed her. I didn’t move anything because I knew you would want to examine the scene.” I didn’t know what to say. “Again my friend I am terribly sorry for your loss. But I regret to inform you that we must go to the scene of the murder.” he managed to reply “I suppose so.” we got up, went out of my flat, and flagged down a cab.</text:span></text:p>
      <text:p text:style-name="P1"><text:tab/><text:span text:style-name="T5">On the way there I couldn’t help but wonder. Who would do such a thing to someone as nice as Inspector Morris’ daughter. She was a very kind person. the type of person that would never say a mean thing about anyone. She often abstained from politics because she didn’t want to get in any arguments with people. Her name was Lucy Heather Mor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1:44:45.320619541</meta:creation-date>
    <dc:date>2017-11-15T13:15:40.632605937</dc:date>
    <meta:editing-duration>PT33M24S</meta:editing-duration>
    <meta:editing-cycles>4</meta:editing-cycles>
    <meta:generator>LibreOffice/5.4.3.2$Linux_X86_64 LibreOffice_project/40m0$Build-2</meta:generator>
    <meta:document-statistic meta:table-count="0" meta:image-count="0" meta:object-count="0" meta:page-count="2" meta:paragraph-count="5" meta:word-count="631" meta:character-count="3290" meta:non-whitespace-character-count="2656"/>
  </office:meta>
</office:document-meta>
</file>